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17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r_type:id</text:p>
          </table:table-cell>
          <table:table-cell office:value-type="string" calcext:value-type="string">
            <text:p>parent_id:id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chart_template_id:id</text:p>
          </table:table-cell>
        </table:table-row>
        <table:table-row table:style-name="ro1">
          <table:table-cell office:value-type="string" calcext:value-type="string">
            <text:p>coa_bas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as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oa_basi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current_asse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urrent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cash_expenditu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sh or Cash Equivalen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ash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receivabl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ccounts Receiv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accounts_receivable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Default Accounts Receivable</text:p>
          </table:table-cell>
          <table:table-cell office:value-type="string" calcext:value-type="string">
            <text:p>receivable</text:p>
          </table:table-cell>
          <table:table-cell office:value-type="string" calcext:value-type="string">
            <text:p>l10n_us.user_type_account_receivable</text:p>
          </table:table-cell>
          <table:table-cell office:value-type="string" calcext:value-type="string">
            <text:p>receivab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prepaid_expenses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paid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inventor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short_term_notes_receivabl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hort Term Notes Receiv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other_current_asset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Other Current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asset</text:p>
          </table:table-cell>
          <table:table-cell office:value-type="string" calcext:value-type="string">
            <text:p>current_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fixed_asset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Fixed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fixed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17001" calcext:value-type="float">
            <text:p>17001</text:p>
          </table:table-cell>
          <table:table-cell office:value-type="string" calcext:value-type="string">
            <text:p>Accumulated Deprecia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accumulated_depreciation</text:p>
          </table:table-cell>
          <table:table-cell office:value-type="string" calcext:value-type="string">
            <text:p>fixed_asset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intangible_asset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ntangible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fixed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investment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nvestmen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fixed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other_asset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Other Asse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fixed_asset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 calcext:value-type="string">
            <text:p>liability_eq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abilities and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liability</text:p>
          </table:table-cell>
          <table:table-cell office:value-type="string" calcext:value-type="string">
            <text:p>coa_basi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liability</text:p>
          </table:table-cell>
          <table:table-cell office:value-type="string" calcext:value-type="string">
            <text:p>liability_equ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current_liabil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urrent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current_liability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payab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ccounts Pay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account_payable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accounts_payable</text:p>
          </table:table-cell>
          <table:table-cell office:value-type="float" office:value="200011" calcext:value-type="float">
            <text:p>200011</text:p>
          </table:table-cell>
          <table:table-cell office:value-type="string" calcext:value-type="string">
            <text:p>Default Accounts Payabl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l10n_us.user_type_account_payabl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credit_cards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Credit Card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payroll_liabilities</text:p>
          </table:table-cell>
          <table:table-cell office:value-type="float" office:value="20002" calcext:value-type="float">
            <text:p>20002</text:p>
          </table:table-cell>
          <table:table-cell office:value-type="string" calcext:value-type="string">
            <text:p>Payroll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benefit_liabilities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Employee Benefit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short_term_notes_payable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Short Term Notes Payabl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other_current_liability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Other Current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current_liabil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long_term_liabilit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ong Term Liabiliti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current_liability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style-name="ce2" table:number-columns-repeated="8"/>
        </table:table-row>
        <table:table-row table:style-name="ro1">
          <table:table-cell office:value-type="string" calcext:value-type="string">
            <text:p>equi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liability_equ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owner_equity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wners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1" calcext:value-type="float">
            <text:p>3001</text:p>
          </table:table-cell>
          <table:table-cell office:value-type="string" calcext:value-type="string">
            <text:p>Ryan Smith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2" calcext:value-type="float">
            <text:p>3002</text:p>
          </table:table-cell>
          <table:table-cell office:value-type="string" calcext:value-type="string">
            <text:p>Logan Harris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3" calcext:value-type="float">
            <text:p>3003</text:p>
          </table:table-cell>
          <table:table-cell office:value-type="string" calcext:value-type="string">
            <text:p>Wavetronix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4" calcext:value-type="float">
            <text:p>3004</text:p>
          </table:table-cell>
          <table:table-cell office:value-type="string" calcext:value-type="string">
            <text:p>Dr. David Long Equ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number-columns-repeated="2" office:value-type="float" office:value="3005" calcext:value-type="float">
            <text:p>3005</text:p>
          </table:table-cell>
          <table:table-cell office:value-type="string" calcext:value-type="string">
            <text:p>Equity in Investmen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quity</text:p>
          </table:table-cell>
          <table:table-cell office:value-type="string" calcext:value-type="string">
            <text:p>owner_equity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 calcext:value-type="string">
            <text:p>pnl</text:p>
          </table:table-cell>
          <table:table-cell table:style-name="ce3" office:value-type="string" calcext:value-type="string">
            <text:p>4and5</text:p>
          </table:table-cell>
          <table:table-cell office:value-type="string" calcext:value-type="string">
            <text:p>Income Stat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coa_basi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 calcext:value-type="string">
            <text:p>sales_reven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les and Revenu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services_revenu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ervices Revenu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ales_reven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411010" calcext:value-type="float">
            <text:p>411010</text:p>
          </table:table-cell>
          <table:table-cell office:value-type="string" calcext:value-type="string">
            <text:p>DoD Engineering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412010" calcext:value-type="float">
            <text:p>412010</text:p>
          </table:table-cell>
          <table:table-cell office:value-type="string" calcext:value-type="string">
            <text:p>Non-DoD Engineering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412110" calcext:value-type="float">
            <text:p>412110</text:p>
          </table:table-cell>
          <table:table-cell office:value-type="string" calcext:value-type="string">
            <text:p>Commercial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412210" calcext:value-type="float">
            <text:p>412210</text:p>
          </table:table-cell>
          <table:table-cell office:value-type="string" calcext:value-type="string">
            <text:p>Deployment Servic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ervices_reven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product_sale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roduct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ales_reven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default_sales_revenue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Default Sales Revenu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product_sa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product_leas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Product Lease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other_income</text:p>
          </table:table-cell>
          <table:table-cell office:value-type="string" calcext:value-type="string">
            <text:p>sales_reven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table:style-name="ce1" table:number-columns-repeated="8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direct_expens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contract_expenses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Contra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eng_service_contracts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Engineering Service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eng_dloh_expenses</text:p>
          </table:table-cell>
          <table:table-cell office:value-type="float" office:value="501111" calcext:value-type="float">
            <text:p>501111</text:p>
          </table:table-cell>
          <table:table-cell office:value-type="string" calcext:value-type="string">
            <text:p>Engineerin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17100" calcext:value-type="float">
            <text:p>517100</text:p>
          </table:table-cell>
          <table:table-cell office:value-type="string" calcext:value-type="string">
            <text:p>Engineerin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17200" calcext:value-type="float">
            <text:p>517200</text:p>
          </table:table-cell>
          <table:table-cell office:value-type="string" calcext:value-type="string">
            <text:p>Engineerin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commercial_retail_contracts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Commercial and Retail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commercial_dloh_expenses</text:p>
          </table:table-cell>
          <table:table-cell office:value-type="float" office:value="501121" calcext:value-type="float">
            <text:p>501121</text:p>
          </table:table-cell>
          <table:table-cell office:value-type="string" calcext:value-type="string">
            <text:p>Commercial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mmercial_retail_contract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57100" calcext:value-type="float">
            <text:p>557100</text:p>
          </table:table-cell>
          <table:table-cell office:value-type="string" calcext:value-type="string">
            <text:p>Commercial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57200" calcext:value-type="float">
            <text:p>557200</text:p>
          </table:table-cell>
          <table:table-cell office:value-type="string" calcext:value-type="string">
            <text:p>Commercial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deployment_contracts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Deployment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deployment_dloh_expenses</text:p>
          </table:table-cell>
          <table:table-cell office:value-type="float" office:value="501131" calcext:value-type="float">
            <text:p>501131</text:p>
          </table:table-cell>
          <table:table-cell office:value-type="string" calcext:value-type="string">
            <text:p>Deployment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77100" calcext:value-type="float">
            <text:p>577100</text:p>
          </table:table-cell>
          <table:table-cell office:value-type="string" calcext:value-type="string">
            <text:p>Deployment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577200" calcext:value-type="float">
            <text:p>577200</text:p>
          </table:table-cell>
          <table:table-cell office:value-type="string" calcext:value-type="string">
            <text:p>Deployment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cost_of_sales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cogs_view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Cost of Goods Sol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office:value-type="string" calcext:value-type="string">
            <text:p>default_cogs</text:p>
          </table:table-cell>
          <table:table-cell office:value-type="float" office:value="601010" calcext:value-type="float">
            <text:p>601010</text:p>
          </table:table-cell>
          <table:table-cell office:value-type="string" calcext:value-type="string">
            <text:p>Default CO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601110" calcext:value-type="float">
            <text:p>601110</text:p>
          </table:table-cell>
          <table:table-cell office:value-type="string" calcext:value-type="string">
            <text:p>COGS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601210" calcext:value-type="float">
            <text:p>601210</text:p>
          </table:table-cell>
          <table:table-cell office:value-type="string" calcext:value-type="string">
            <text:p>COGS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office:value-type="string" calcext:value-type="string">
            <text:p>mfg_dloh_expense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MF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677100" calcext:value-type="float">
            <text:p>677100</text:p>
          </table:table-cell>
          <table:table-cell office:value-type="string" calcext:value-type="string">
            <text:p>MF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677200" calcext:value-type="float">
            <text:p>677200</text:p>
          </table:table-cell>
          <table:table-cell office:value-type="string" calcext:value-type="string">
            <text:p>MF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office:value-type="string" calcext:value-type="string">
            <text:p>mat_handling_oh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Materials Handling O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indirect_expens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n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rn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General and 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biz_dev</text:p>
          </table:table-cell>
          <table:table-cell office:value-type="float" office:value="50221" calcext:value-type="float">
            <text:p>50221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bid_expenses</text:p>
          </table:table-cell>
          <table:table-cell office:value-type="float" office:value="502211" calcext:value-type="float">
            <text:p>502211</text:p>
          </table:table-cell>
          <table:table-cell office:value-type="string" calcext:value-type="string">
            <text:p>Bid and Proposal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direct_marketing</text:p>
          </table:table-cell>
          <table:table-cell office:value-type="float" office:value="502212" calcext:value-type="float">
            <text:p>502212</text:p>
          </table:table-cell>
          <table:table-cell office:value-type="string" calcext:value-type="string">
            <text:p>Direct Sales and Marketing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8125100" calcext:value-type="float">
            <text:p>8125100</text:p>
          </table:table-cell>
          <table:table-cell office:value-type="string" calcext:value-type="string">
            <text:p>DS&amp;M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8125200" calcext:value-type="float">
            <text:p>8125200</text:p>
          </table:table-cell>
          <table:table-cell office:value-type="string" calcext:value-type="string">
            <text:p>Trade Show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media_expenses</text:p>
          </table:table-cell>
          <table:table-cell office:value-type="float" office:value="502213" calcext:value-type="float">
            <text:p>502213</text:p>
          </table:table-cell>
          <table:table-cell office:value-type="string" calcext:value-type="string">
            <text:p>Media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admin_expenses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office:value-type="string" calcext:value-type="string">
            <text:p>admin_labor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Admin Labo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8210100" calcext:value-type="float">
            <text:p>8210100</text:p>
          </table:table-cell>
          <table:table-cell office:value-type="string" calcext:value-type="string">
            <text:p>Admin Labor – 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2">
          <table:table-cell table:number-columns-repeated="2" office:value-type="float" office:value="8210200" calcext:value-type="float">
            <text:p>8210200</text:p>
          </table:table-cell>
          <table:table-cell office:value-type="string" calcext:value-type="string">
            <text:p>Admin Labor – Un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3">
          <table:table-cell office:value-type="string" calcext:value-type="string">
            <text:p>fringe_benefits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Fringe Benefit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3">
          <table:table-cell table:number-columns-repeated="2" office:value-type="float" office:value="502231" calcext:value-type="float">
            <text:p>502231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3">
          <table:table-cell table:number-columns-repeated="2" office:value-type="float" office:value="502232" calcext:value-type="float">
            <text:p>502232</text:p>
          </table:table-cell>
          <table:table-cell office:value-type="string" calcext:value-type="string">
            <text:p>HSA Contribu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3">
          <table:table-cell table:number-columns-repeated="2" office:value-type="float" office:value="502233" calcext:value-type="float">
            <text:p>502233</text:p>
          </table:table-cell>
          <table:table-cell office:value-type="string" calcext:value-type="string">
            <text:p>Dental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3">
          <table:table-cell table:number-columns-repeated="2" office:value-type="float" office:value="502234" calcext:value-type="float">
            <text:p>502234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3">
          <table:table-cell table:number-columns-repeated="2" office:value-type="float" office:value="502235" calcext:value-type="float">
            <text:p>502235</text:p>
          </table:table-cell>
          <table:table-cell office:value-type="string" calcext:value-type="string">
            <text:p>Bonu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  <table:table-row table:style-name="ro1">
          <table:table-cell office:value-type="string" calcext:value-type="string">
            <text:p>facilities_expenses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Facilitie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expense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msar_accounting.account_chart_template_ims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2">00/00/0000</text:date>, <text:time style:data-style-name="N2" text:time-value="14:19:10.936108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12T14:24:55.792070465</dc:date>
    <dc:creator>Ben Olsen</dc:creator>
    <meta:editing-duration>PT26M50S</meta:editing-duration>
    <meta:editing-cycles>9</meta:editing-cycles>
    <meta:document-statistic meta:table-count="1" meta:cell-count="703" meta:object-count="0"/>
  </office:meta>
</office:document-meta>
</file>